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.265cm" fo:margin-right="0.265cm" fo:margin-top="0.318cm" fo:margin-bottom="0.318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fo:background-color="#f3f2dc" loext:padding="0cm" loext:border="none"/>
    </style:style>
    <style:style style:name="P3" style:family="paragraph" style:parent-style-name="Text_20_body">
      <style:paragraph-properties fo:margin-left="0cm" fo:margin-right="0cm" fo:margin-top="0.318cm" fo:margin-bottom="0.318cm" style:contextual-spacing="false" fo:text-align="justify" style:justify-single-word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 loext:padding="0cm" loext:border="none"/>
    </style:style>
    <style:style style:name="P4" style:family="paragraph" style:parent-style-name="Text_20_body" style:list-style-name="L2">
      <style:paragraph-properties fo:margin-left="0cm" fo:margin-right="0cm" fo:margin-top="0.318cm" fo:margin-bottom="0.318cm" style:contextual-spacing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 loext:padding="0cm" loext:border="none"/>
    </style:style>
    <style:style style:name="P6" style:family="paragraph" style:parent-style-name="Text_20_body" style:list-style-name="L3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loext:padding="0cm" loext:border="none"/>
    </style:style>
    <style:style style:name="P7" style:family="paragraph" style:parent-style-name="Text_20_body" style:list-style-name="L3">
      <style:paragraph-properties fo:margin-top="0cm" fo:margin-bottom="0.159cm" style:contextual-spacing="false" fo:orphans="2" fo:widows="2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loext:padding="0cm" loext:border="none"/>
    </style:style>
    <style:style style:name="P8" style:family="paragraph" style:parent-style-name="Text_20_body" style:list-style-name="L4">
      <style:paragraph-properties fo:margin-left="0cm" fo:margin-right="0cm" fo:margin-top="0cm" fo:margin-bottom="0.159cm" style:contextual-spacing="false" fo:orphans="2" fo:widows="2" fo:text-indent="0cm" style:auto-text-indent="false" fo:padding="0cm" fo:border="none"/>
      <style:text-properties fo:font-variant="normal" fo:text-transform="none" fo:color="#2d3b45" loext:opacity="100%" style:font-name="Lato Extended" fo:font-size="12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P1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fo:letter-spacing="normal"/>
    </style:style>
    <style:style style:name="P12" style:family="paragraph" style:parent-style-name="Text_20_body">
      <style:paragraph-properties fo:margin-left="0.265cm" fo:margin-right="0.265cm" fo:margin-top="0.318cm" fo:margin-bottom="0.318cm" style:contextual-spacing="false" fo:text-align="justify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 fo:orphans="2" fo:widows="2"/>
    </style:style>
    <style:style style:name="P14" style:family="paragraph" style:parent-style-name="Text_20_body">
      <style:paragraph-properties fo:text-align="justify" style:justify-single-word="false" fo:orphans="2" fo:widows="2"/>
    </style:style>
    <style:style style:name="P15" style:family="paragraph" style:parent-style-name="Text_20_body">
      <style:paragraph-properties fo:margin-left="0cm" fo:margin-right="0cm" fo:margin-top="0.318cm" fo:margin-bottom="0.318cm" style:contextual-spacing="false" fo:text-align="justify" style:justify-single-word="false" fo:orphans="2" fo:widows="2" fo:text-indent="0cm" style:auto-text-indent="false"/>
    </style:style>
    <style:style style:name="P16" style:family="paragraph" style:parent-style-name="Text_20_body">
      <style:paragraph-properties fo:text-align="start" style:justify-single-word="false" fo:orphans="2" fo:widows="2"/>
    </style:style>
    <style:style style:name="P17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</style:style>
    <style:style style:name="P18" style:family="paragraph" style:parent-style-name="Text_20_body">
      <style:paragraph-properties fo:orphans="2" fo:widows="2"/>
    </style:style>
    <style:style style:name="T1" style:family="text">
      <style:text-properties fo:font-variant="normal" fo:text-transform="none" fo:color="#000000" loext:opacity="100%" style:font-name="Lato Extended" fo:font-size="14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bold" loext:padding="0cm" loext:border="none"/>
    </style:style>
    <style:style style:name="T4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5" style:family="text"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T6" style:family="text">
      <style:text-properties fo:font-variant="normal" fo:text-transform="none" fo:color="#2d3b45" loext:opacity="100%" style:font-name="Lato Extended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d3b45" loext:opacity="100%" style:font-name="Lato Extended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2d3b45" loext:opacity="100%" style:font-name="Lato Extended" fo:font-size="12pt" fo:letter-spacing="normal" fo:font-style="italic" fo:font-weight="normal" loext:padding="0cm" loext:border="none"/>
    </style:style>
    <style:style style:name="T9" style:family="text">
      <style:text-properties fo:font-variant="normal" fo:text-transform="none" fo:color="#2d3b45" loext:opacity="100%" fo:letter-spacing="normal" fo:background-color="#f3f2dc" loext:char-shading-value="0" loext:padding="0cm" loext:border="none"/>
    </style:style>
    <style:style style:name="T10" style:family="text">
      <style:text-properties fo:font-variant="normal" fo:text-transform="none" fo:color="#2d3b45" loext:opacity="100%" fo:letter-spacing="normal" style:text-underline-style="solid" style:text-underline-width="auto" style:text-underline-color="font-color" loext:padding="0cm" loext:border="none"/>
    </style:style>
    <style:style style:name="T11" style:family="text">
      <style:text-properties fo:font-variant="normal" fo:text-transform="none" fo:color="#2d3b45" loext:opacity="100%" fo:letter-spacing="normal" loext:padding="0cm" loext:border="none"/>
    </style:style>
    <style:style style:name="T12" style:family="text">
      <style:text-properties fo:font-variant="normal" fo:text-transform="none" fo:color="#366b68" loext:opacity="100%" style:font-name="Lato Extended" fo:font-size="12pt" fo:letter-spacing="normal" fo:font-style="normal" fo:font-weight="bold" fo:background-color="#f3f2dc" loext:char-shading-value="0" loext:padding="0cm" loext:border="none"/>
    </style:style>
    <style:style style:name="T13" style:family="text">
      <style:text-properties fo:font-variant="normal" fo:text-transform="none" fo:color="#ffffff" loext:opacity="100%" style:font-name="Lato Extended" fo:font-size="12pt" fo:letter-spacing="normal" fo:font-style="normal" fo:font-weight="bold" fo:background-color="#504d4e" loext:char-shading-value="0" loext:padding="0cm" loext:border="none"/>
    </style:style>
    <style:style style:name="T14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6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6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6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6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UNIDADE II</text:span></text:span></text:p>
      <text:p text:style-name="P17"><text:span text:style-name="Strong_20_Emphasis"><text:span text:style-name="T2">Ciência de Dados</text:span></text:span><text:span text:style-name="T5"><text:line-break/><text:line-break/>Caro(a) aluno(a),</text:span></text:p>
      <text:p text:style-name="P9">Esta unidade tem como objetivo explicar os princípios e conceitos da Ciência de Dados. A Ciência de Dados é um processo que parte de uma pergunta de negócios e busca encontrar a resposta através dos dados. O Ciclo de Vida da Ciência envolve a difícil arte de se identificar o problema de forma que ele possa ser respondido com o uso de dados. Em seguida temos o processo de análise exploratória de dados e a etapa de visualização dos dados.</text:p>
      <text:p text:style-name="P11"> </text:p>
      <text:p text:style-name="P12"><text:span text:style-name="Strong_20_Emphasis"><text:span text:style-name="T9"><draw:frame draw:style-name="fr1" draw:name="Figura1" text:anchor-type="as-char" svg:width="0.794cm" svg:height="0.794cm" draw:z-index="0"><draw:image xlink:href="https://pucminas.instructure.com/courses/127986/files/6816811/download" xlink:type="simple" xlink:show="embed" xlink:actuate="onLoad"/><svg:title>desktop.png</svg:title></draw:frame></text:span></text:span><text:span text:style-name="Strong_20_Emphasis"><text:span text:style-name="T9"> </text:span></text:span><text:span text:style-name="Strong_20_Emphasis"><text:span text:style-name="T12">Objetivos da unidade:</text:span></text:span></text:p>
      <text:list xml:id="list523448482" text:style-name="L1">
        <text:list-item>
          <text:p text:style-name="P2">Ao final desta unidade, você deverá ser capaz de compreender todas as etapas do ciclo de vida da Ciência de Dados.</text:p>
          <text:p text:style-name="P2">Desenvolverá a habilidade para identificar um problema e transformá-lo em uma pergunta orientada a dados.</text:p>
          <text:p text:style-name="P2">Conseguirá diferenciar os vários tipos de dados em sua forma, representatividade, significado, suas forças e limitações.</text:p>
          <text:p text:style-name="P2">Noções sobre Bigdata, Analytics e visualização de dados são exploradas. O aluno será capaz de utilizar ferramentas de visualização de dados para explorar as informações presentes em bases de dados.</text:p>
        </text:list-item>
      </text:list>
      <text:p text:style-name="P11"> </text:p>
      <text:p text:style-name="P13"><text:span text:style-name="Strong_20_Emphasis"><text:span text:style-name="T13">Temáticas da unidade</text:span></text:span></text:p>
      <text:p text:style-name="P18"/>
      <text:list xml:id="list3465914069" text:style-name="L2">
        <text:list-item>
          <text:p text:style-name="P4">Os conteúdos que você irá estudar são: Definição de Problema, Tipos de Dados, Aquisição de Dados e Processo ETL, Estatística Descritiva, Conceitos de Bigdata, Analytics e recursos para visualização de dados.</text:p>
        </text:list-item>
      </text:list>
      <text:p text:style-name="P14"><text:span text:style-name="Strong_20_Emphasis"><text:span text:style-name="T13">Referências Bibliográficas</text:span></text:span></text:p>
      <text:p text:style-name="P5">[1] FACELI, Katti; LORENA, Ana Carolina; GAMA, João; CARVALHO, André Carlos Ponce de Leon Ferreira de. Inteligência artificial: uma abordagem de <text:soft-page-break/>aprendizado de máquina. Rio de Janeiro: LTC, 2011. ISBN 978-85-216-2146-1. (Livro Eletrônico)</text:p>
      <text:list xml:id="list3910389898" text:style-name="L3">
        <text:list-item>
          <text:p text:style-name="P6">Parte I - Preparação de Dados - Capítulo 2. Análise de Dados</text:p>
        </text:list-item>
        <text:list-item>
          <text:p text:style-name="P7">Parte I - Preparação de Dados - Capítulo 3. Pré-processamento</text:p>
        </text:list-item>
      </text:list>
      <text:p text:style-name="P17"><text:span text:style-name="T6">[2] [CEZAR TAURION. </text:span><text:span text:style-name="Strong_20_Emphasis"><text:span text:style-name="T7">Big Data</text:span></text:span><text:span text:style-name="T6">. </text:span><text:span text:style-name="T8">[s. l.]</text:span><text:span text:style-name="T6">: Editora Brasport, </text:span><text:span text:style-name="T8">[s. d.]</text:span><text:span text:style-name="T6">. ISBN 9788574526089.] (Livro Eletrônico)</text:span></text:p>
      <text:list xml:id="list4021020130" text:style-name="L4">
        <text:list-item>
          <text:p text:style-name="P8">Parte I - Conhecendo Big Data - Capítulos 1 à 5</text:p>
        </text:list-item>
      </text:list>
      <text:p text:style-name="P5">[3]  AMARAL, F. Introdução à ciência de dados : mineração de dados e Big Data. <text:span text:style-name="T14">[s. l.]</text:span>: Alta Books, 2016. ISBN 9788576089346. (Livro Físico disponível em unidades da PUC Minas)</text:p>
      <text:p text:style-name="P10">Material complementar:</text:p>
      <text:p text:style-name="P17"><text:span text:style-name="T6">- </text:span><text:a xlink:type="simple" xlink:href="https://docs.microsoft.com/pt-br/azure/machine-learning/team-data-science-process/overview" office:target-frame-name="_blank" xlink:show="new" text:style-name="Internet_20_link" text:visited-style-name="Visited_20_Internet_20_Link"><text:span text:style-name="T4">O que é o processo de Ciência de Dados de Equipe</text:span></text:a><text:span text:style-name="T6"> (Microsoft, 2020) </text:span></text:p>
      <text:p text:style-name="P16"><text:span text:style-name="Strong_20_Emphasis"><text:span text:style-name="T13">Metodologia do Processo de Ensino e Aprendizagem</text:span></text:span></text:p>
      <text:p text:style-name="P3">Você deverá, inicialmente, assistir às videoaulas disponíveis no ambiente. A partir da videoaula, deverá ler e estudar o material escrito disponível e elaborado pelo autor. Os principais materiais disponíveis são dos slides do curso e a síntese da disciplina.</text:p>
      <text:p text:style-name="P3">Os capítulos do livro possuem uma abordagem mais aprofundada do assunto, e deverá ser estudado para sanar dúvidas relativas ao conteúdo e assimilar novos conteúdos relacionados ao tema.</text:p>
      <text:p text:style-name="P3">Você deve fazer as atividades de fixação e de revisão propostas.</text:p>
      <text:p text:style-name="P15"><text:span text:style-name="T6">Aproveite ao máximo o material preparado para você. Caso possua qualquer dúvida sobre o conteúdo e/ou atividade, entre em contato conosco, por meio do link </text:span><text:span text:style-name="Emphasis"><text:span text:style-name="T8">Atendimento</text:span></text:span><text:span text:style-name="T6">. Vamos procurar ajudá-lo(a) da melhor forma possível.</text:span></text:p>
      <text:p text:style-name="P3">Desejamos a você bons estudos!</text:p>
      <text:p text:style-name="P15"><text:span text:style-name="Strong_20_Emphasis"><text:span text:style-name="T11">➔</text:span></text:span><text:a xlink:type="simple" xlink:href="https://pucminas.instructure.com/courses/127986/pages/unidade-ii-ciencia-de-dados" text:style-name="Internet_20_link" text:visited-style-name="Visited_20_Internet_20_Link"><text:span text:style-name="Strong_20_Emphasis"><text:span text:style-name="T10"> </text:span></text:span></text:a><text:a xlink:type="simple" xlink:href="https://pucminas.instructure.com/courses/127986/pages/unidade-ii-ciencia-de-dados" text:style-name="Internet_20_link" text:visited-style-name="Visited_20_Internet_20_Link"><text:span text:style-name="Strong_20_Emphasis"><text:span text:style-name="T3">Ir para o conteúdo da Unidade II</text:span>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5:24:24.268816659</meta:creation-date>
    <dc:date>2022-09-09T15:25:48.561057299</dc:date>
    <meta:editing-duration>PT1M25S</meta:editing-duration>
    <meta:editing-cycles>1</meta:editing-cycles>
    <meta:document-statistic meta:table-count="0" meta:image-count="1" meta:object-count="0" meta:page-count="2" meta:paragraph-count="28" meta:word-count="474" meta:character-count="2925" meta:non-whitespace-character-count="2479"/>
    <meta:generator>LibreOffice/7.3.5.2$Linux_X86_64 LibreOffice_project/30$Build-2</meta:generator>
  </office:meta>
</office:document-meta>
</file>